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fo:font-style="normal" style:text-underline-style="solid" style:text-underline-width="auto" style:text-underline-color="font-color" style:font-size-asian="14pt" style:font-style-asian="normal" style:font-size-complex="14pt" style:font-style-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paragraph-properties fo:text-align="center" style:justify-single-word="false"/>
    </style:style>
    <style:style style:name="P19" style:family="paragraph" style:parent-style-name="Standard">
      <style:text-properties fo:font-size="12pt" style:text-underline-style="none" style:font-size-asian="12pt" style:font-size-complex="12pt"/>
    </style:style>
    <style:style style:name="P20" style:family="paragraph" style:parent-style-name="Standard" style:list-style-name="L12">
      <style:paragraph-properties>
        <style:tab-stops>
          <style:tab-stop style:position="12.303cm" style:leader-style="dotted" style:leader-text="."/>
        </style:tab-stops>
      </style:paragraph-properties>
      <style:text-properties fo:font-weight="normal" style:font-weight-asian="normal" style:font-weight-complex="normal"/>
    </style:style>
    <style:style style:name="P21" style:family="paragraph" style:parent-style-name="Standard" style:list-style-name="L12">
      <style:paragraph-properties>
        <style:tab-stops>
          <style:tab-stop style:position="12.303cm" style:leader-style="dotted" style:leader-text="."/>
        </style:tab-stops>
      </style:paragraph-properties>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Footer">
      <style:paragraph-properties fo:text-align="end" style:justify-single-word="fals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18pt" style:text-underline-style="none" fo:font-weight="bold" style:font-size-asian="18pt" style:font-weight-asian="bold" style:font-size-complex="18pt" style:font-weight-complex="bold"/>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style:text-underline-style="none"/>
    </style:style>
    <style:style style:name="T6" style:family="text">
      <style:text-properties fo:font-size="12pt" style:text-underline-style="non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okumentation Floppbox </text:p>
      <text:p text:style-name="P1">Gruppennummer: 10</text:p>
      <text:p text:style-name="P1"/>
      <text:p text:style-name="P1"/>
      <text:p text:style-name="P1"/>
      <text:p text:style-name="P1">Alle Ergebnisse wurden von uns in Eigenleistung erstellt.</text:p>
      <text:p text:style-name="P1"/>
      <text:p text:style-name="P1"/>
      <text:p text:style-name="P1"/>
      <text:p text:style-name="P1"/>
      <text:p text:style-name="P1"/>
      <text:p text:style-name="P1"/>
      <text:p text:style-name="P1"/>
      <text:p text:style-name="P1">Christian Caspers <text:tab/>___________________</text:p>
      <text:p text:style-name="P1"/>
      <text:p text:style-name="P1"/>
      <text:p text:style-name="P1">Steven Dostert <text:tab/>___________________</text:p>
      <text:p text:style-name="P1"/>
      <text:p text:style-name="P1"/>
      <text:p text:style-name="P1">Tobias Lehwalder <text:tab/>___________________</text:p>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1">Inhaltsverzeichnis</text:span></text:p>
      <text:p text:style-name="Standard"><text:span text:style-name="T1"/></text:p>
      <text:list xml:id="list160854564" text:style-name="L12">
        <text:list-item>
          <text:p text:style-name="P20"><text:span text:style-name="T2">Protokoll<text:tab/>3<text:line-break/><text:line-break/></text:span></text:p>
        </text:list-item>
        <text:list-item>
          <text:p text:style-name="P20"><text:span text:style-name="T2">Implementierung<text:tab/>4<text:line-break/><text:line-break/></text:span></text:p>
        </text:list-item>
        <text:list-item>
          <text:p text:style-name="P20"><text:span text:style-name="T2">Highlights<text:tab/>7<text:line-break/><text:line-break/></text:span></text:p>
        </text:list-item>
        <text:list-item>
          <text:p text:style-name="P20"><text:span text:style-name="T2">Code-Listing<text:tab/>8</text:span></text:p>
        </text:list-item>
      </text:list>
      <text:p text:style-name="P22"><text:span text:style-name="T1">1. Protokoll</text:span></text:p>
      <text:p text:style-name="Standard"/>
      <text:p text:style-name="Standard">Zum starten des Kontakts mit einem Client wird ein Broadcast-Signal geschickt, welches aus dem Gruppennamen, dem Port und einer persönlichen ID besteht. </text:p>
      <text:p text:style-name="Standard"/>
      <text:list xml:id="list1831064024" text:style-name="L1">
        <text:list-item>
          <text:list>
            <text:list-item>
              <text:p text:style-name="P5">HELLO &lt;GROUP&gt; &lt;PORT&gt; &lt;UUID&gt; </text:p>
              <text:p text:style-name="P5"/>
            </text:list-item>
          </text:list>
        </text:list-item>
      </text:list>
      <text:list xml:id="list1537358071" text:style-name="L2">
        <text:list-item>
          <text:list>
            <text:list-item>
              <text:list>
                <text:list-item>
                  <text:p text:style-name="P6">GROUP - Ordnername, der zu vergleichen ist </text:p>
                </text:list-item>
                <text:list-item>
                  <text:p text:style-name="P6">PORT - Port auf dem TCP-Übertragung stattfinden soll </text:p>
                </text:list-item>
              </text:list>
            </text:list-item>
          </text:list>
        </text:list-item>
      </text:list>
      <text:list xml:id="list1900308999" text:style-name="L3">
        <text:list-item>
          <text:list>
            <text:list-item>
              <text:list>
                <text:list-item>
                  <text:p text:style-name="P7">UUID - Eigene Universally Unique Identifier, um die Übertragung an den eigenen Rechner zu verhindern </text:p>
                </text:list-item>
              </text:list>
            </text:list-item>
          </text:list>
        </text:list-item>
      </text:list>
      <text:p text:style-name="Standard"/>
      <text:p text:style-name="Standard">Anschließend hört das eigene Socket auf andere Clients. Wenn ein Client auf das Signal des Broadcasts reagiert, wird erneut ein Signal, auf dem mitgelieferten Port, geschickt. </text:p>
      <text:list xml:id="list1648277817" text:style-name="L4">
        <text:list-item>
          <text:list>
            <text:list-item>
              <text:p text:style-name="P8">REQUEST LIST </text:p>
              <text:p text:style-name="P8"/>
            </text:list-item>
          </text:list>
        </text:list-item>
      </text:list>
      <text:p text:style-name="Standard">Es wird eine Liste erwartet, die aus den Informationen der im Ordner beinhalteten Datei besteht: </text:p>
      <text:list xml:id="list555717028" text:style-name="L5">
        <text:list-item>
          <text:list>
            <text:list-item>
              <text:p text:style-name="P9">Name </text:p>
            </text:list-item>
            <text:list-item>
              <text:p text:style-name="P9">Hash-Wert </text:p>
            </text:list-item>
            <text:list-item>
              <text:p text:style-name="P9">Typ </text:p>
            </text:list-item>
            <text:list-item>
              <text:p text:style-name="P9">Änderungsdatum </text:p>
            </text:list-item>
            <text:list-item>
              <text:p text:style-name="P9">Erstellungsdatum </text:p>
            </text:list-item>
            <text:list-item>
              <text:p text:style-name="P9">Status </text:p>
            </text:list-item>
          </text:list>
        </text:list-item>
      </text:list>
      <text:p text:style-name="Standard">der Datei. </text:p>
      <text:p text:style-name="Standard"/>
      <text:p text:style-name="Standard">Der andere Client schickt daraufhin seine Liste </text:p>
      <text:list xml:id="list1764437899" text:continue-list="list1648277817" text:style-name="L4">
        <text:list-item>
          <text:list>
            <text:list-item>
              <text:p text:style-name="P8">LIST &lt;Liste&gt; </text:p>
            </text:list-item>
          </text:list>
        </text:list-item>
      </text:list>
      <text:p text:style-name="Standard"/>
      <text:p text:style-name="Standard">Die erhaltene Liste wird mit der eigenen Liste, anhand des Hash-Werts und des Änderungsdatums, verglichen. Die anschließend vorliegende Liste besteht aus Informationen zu Dateien, die neuer sind als die eigenen. Für diese Dateien wird nun ein Signal geschickt, um diese zu erhalten. </text:p>
      <text:list xml:id="list970758414" text:continue-numbering="true" text:style-name="L4">
        <text:list-item>
          <text:list>
            <text:list-item>
              <text:p text:style-name="P8">REQUEST FILE &lt;DATEINAME&gt; </text:p>
              <text:p text:style-name="P8"/>
            </text:list-item>
          </text:list>
        </text:list-item>
      </text:list>
      <text:p text:style-name="Standard">Wenn ein Client dieses Signal erhält, wird diese Datei an den Client geschickt </text:p>
      <text:list xml:id="list865110706" text:continue-numbering="true" text:style-name="L4">
        <text:list-item>
          <text:list>
            <text:list-item>
              <text:p text:style-name="P8">FILE &lt;DATEI&gt;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2. Implementierung</text:span> </text:p>
      <text:p text:style-name="Standard"/>
      <text:p text:style-name="P4">floppbox.py </text:p>
      <text:p text:style-name="P4"/>
      <text:p text:style-name="Standard">Zu beginn wird die Config-Datei ausgelesen. Anschließend wird das Broadcast-Signal mit dem, in der Config hinterlegten, Port. Es wird ein JobManager angelegt. In einer Dauerschleife werden durch das Select-Modul die Sockets verwaltet. Jedes Socket im Select wird behandelt. </text:p>
      <text:p text:style-name="Standard"/>
      <text:list xml:id="list809150381" text:style-name="L6">
        <text:list-item>
          <text:p text:style-name="P10">Socket ist Broadcast-Signal</text:p>
          <text:list>
            <text:list-item>
              <text:p text:style-name="P10">Es wird versucht auf ein Broadcast-Signal zu hören, wenn ein Signal empfangen wurde, wird die IP-Adresse des empfangenen Signals in eine IP-Liste geschrieben. Anschließend wird überprüft wie lange das letzte gesendet Broadcast-Signal her ist und es wird gegebenenfalls ein neues Signal geschickt. </text:p>
            </text:list-item>
          </text:list>
        </text:list-item>
        <text:list-item>
          <text:p text:style-name="P10">Socket ist Server</text:p>
          <text:list>
            <text:list-item>
              <text:p text:style-name="P10">Wenn es sich um das eigene Socket des Programmaufrufer handelt, wartet dieses auf das Empfangen von Signalen und wird zum JobManager hinzugefügt. </text:p>
            </text:list-item>
          </text:list>
        </text:list-item>
        <text:list-item>
          <text:p text:style-name="P10">Ansonsten</text:p>
          <text:list>
            <text:list-item>
              <text:p text:style-name="P10">Wenn das Socket keinem anderem Signal entspricht, wird der JobMananger dazu aufgefordert zu arbeiten. </text:p>
            </text:list-item>
          </text:list>
        </text:list-item>
      </text:list>
      <text:p text:style-name="Standard"/>
      <text:p text:style-name="Standard"/>
      <text:p text:style-name="P3">jobManager.py</text:p>
      <text:p text:style-name="P12"/>
      <text:p text:style-name="Standard">Der JobMananger ist dafür zuständig, Jobs, die in ihm abgelegt sind, zu verwalten. Dazu wird anfangs die prepareJobs-Methode aufgerufen, die einen neuen Job erstellt anhand der empfangenen IP´s in der IP-Liste und der vorliegenden Datei-Informationen in der Diffliste. Für jede IP und für jede Datei wird je ein neues Socket geöffnet und ein Job angelegt. Es werden höchstens 5 Jobs, gleichzeitig begonnen um diese schnell abarbeiten zu können. Anschließend werden die nun vorhandenen Jobs auf die Lese- und Schreiblisten des Select-Moduls aufgeteilt, in dem unterschieden wird, um was für eine Art von Job es sich handelt: </text:p>
      <text:p text:style-name="Standard"/>
      <text:list xml:id="list1445031989" text:style-name="L7">
        <text:list-item>
          <text:p text:style-name="P13">Download &gt; Lesen </text:p>
        </text:list-item>
        <text:list-item>
          <text:p text:style-name="P13">Upload &gt; Schreiben </text:p>
          <text:p text:style-name="P13"/>
        </text:list-item>
      </text:list>
      <text:p text:style-name="Standard">Wenn für ein Socket die jobben-Methode, des JobManangers aufgerufen wurde, wird die work-Methode, des für dieses Socket angelegten Jobs, aufgerufen. Wenn der Job beendet wurde, wird überprüft ob es sich bei dem Ergebnis (getResult) um eine Fileliste handelt. Wenn dies der Fall ist, wird sie mit der eigenen Fileliste verglichen und es entsteht eine Liste mit den benötigten neueren Dateien, die angefragt werden müssen. Der Job wird anschließend aus der Liste, der zu behandelnden Jobs gelöscht und das Socket wird geschlossen. </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job.py</text:span></text:p>
      <text:p text:style-name="Standard"/>
      <text:p text:style-name="Standard">Ein Job ist dazu da um selbständig Listen anzufragen, Listen zu empfangen, Dateien anzufragen und Dateien zu empfangen. </text:p>
      <text:p text:style-name="Standard">Da der Job das Protokoll kennt, wechselt er seinen Modus von Lesen nach Schreiben und umgekehrt. </text:p>
      <text:p text:style-name="Standard">Anhand der übergebenen Parameter entscheidet der Job was er zu tun hat. Bekommt er kein Kommando übergeben, bereit sich der Job auf das Empfangen eines Kommandos vor. </text:p>
      <text:p text:style-name="Standard">Ansonsten bekommt er ein Kommando übergeben und weist daraufhin die "jobRoutine" zu. </text:p>
      <text:p text:style-name="Standard">Die "jobRoutine" kann sein: </text:p>
      <text:p text:style-name="Standard"/>
      <text:list xml:id="list1714100567" text:style-name="L8">
        <text:list-item>
          <text:p text:style-name="P14">"_recvlist()" </text:p>
          <text:list>
            <text:list-item>
              <text:p text:style-name="P14">Nachdem zuvor ein "REQUEST LIST" verschickt wurde, wird diese "jobRoutine" zugewiesen. Sie wartet darauf dass ein anderer Teilnehmer ihr seine Dateiliste sendet. </text:p>
            </text:list-item>
          </text:list>
        </text:list-item>
        <text:list-item>
          <text:p text:style-name="P14">"_sendfile()" </text:p>
          <text:list>
            <text:list-item>
              <text:p text:style-name="P14">Versendet Datei mit Kommando "FILE" am Anfang. Die versendeten Pakete sind immer in Größe der CHUNK_SIZE. </text:p>
            </text:list-item>
          </text:list>
        </text:list-item>
        <text:list-item>
          <text:p text:style-name="P14">"_recvfile()"</text:p>
          <text:list>
            <text:list-item>
              <text:p text:style-name="P14">Nachdem zuvor "REQUEST FILE" als Kommando verschickt wurde, wechselt der Job seine "jobRoutine" auf _recvfile(). Die Datei wird zunächst in eine temporäre Datei geschrieben. Nachdem sie vollständig übertragen wurde <text:line-break/>(Hashwert vergleich: temporäre und Daten aus Liste) wird die Datei geschrieben. </text:p>
            </text:list-item>
          </text:list>
        </text:list-item>
        <text:list-item>
          <text:p text:style-name="P14">"_sendlist()"</text:p>
          <text:list>
            <text:list-item>
              <text:p text:style-name="P14">Versendet Liste mit Kommando "LIST". Diese wird auch in Paketen der Größe "CHUNK_SIZE" versendet. </text:p>
            </text:list-item>
          </text:list>
          <text:p text:style-name="P14"/>
        </text:list-item>
      </text:list>
      <text:p text:style-name="Standard">Von außen wird nach dem initialisieren nur noch die work()-Methode aufgerufen, diese arbeitet die aktuelle "jobRoutine" des Jobs ab. </text:p>
      <text:p text:style-name="Standard">Diese Methoden sind Generatoren, die solange Empfangen bzw. Senden bis er nichts mehr erhält (StopIteration wird geworfen). </text:p>
      <text:p text:style-name="Standard">Wurde der Job beendet liefert die work()-Methode False zurück, ist er noch am arbeiten True. </text:p>
      <text:p text:style-name="P22"><text:span text:style-name="T4">filelist.py </text:span></text:p>
      <text:p text:style-name="P3"/>
      <text:p text:style-name="Standard">Die Filelist ist dazu da um alle Dateien in einem bestimmten Ordner (inklusive Unterordner) zu verwalten. Jede Datei wird in ein Dictionary aufgenommen mit Hash-Wert, Erstellungsdatum, Änderungsdatum, status (gelöscht oder vorhanden) und Typ (Ordner oder Datei). Unter dem Namen der Datei werden die jeweiligen Werte gespeichert. </text:p>
      <text:p text:style-name="Standard"><text:tab/>Filelist['Dateiname']['hash'] </text:p>
      <text:p text:style-name="Standard"><text:tab/>Filelist['Dateiname']['last_changed'] </text:p>
      <text:p text:style-name="Standard"><text:tab/>Filelist['Dateiname']['last_access'] </text:p>
      <text:p text:style-name="Standard"><text:tab/>Filelist['Dateiname']['type'] </text:p>
      <text:p text:style-name="Standard"><text:tab/>Filelist['Dateiname']['status'] </text:p>
      <text:p text:style-name="Standard">Die Fileliste bietet Funktionen um den Hash-Wert eines Ordners oder einer Datei zu überprüfen und diese in das Dictionary aufzunehmen (hashfile, hashfolder). </text:p>
      <text:p text:style-name="Standard">Die "parse"-Methode, liest den String einer Filelist ein und erstellt aus diesem eine neue Filelist. </text:p>
      <text:p text:style-name="Standard">Die "checkall"-Methode überprüft für alle Dateien, ob sie noch existieren und ob sie in der Fileliste noch aktiv sind. Dazu benutzt sie die Methode "checkEntry", die den Status und das existieren der Datei überprüft und gegebenenfalls neu hasht. </text:p>
      <text:p text:style-name="Standard">Die "diff"-Methode vergleicht zwei Filelisten miteinander. Sie überprüft für jede Datei in der Fremden liste ob diese schon in der eigenen Liste vorhanden ist und ob der Status bei diesen noch stimmt. Wenn dies der Fall ist wird die Datei aus der fremden Fileliste gelöscht. Wenn eine Datei in beiden Listen existiert wird überprüft ob die Hash-Werte und das Änderungsdatum sich unterscheiden. Bei einer älteren Datei in der fremden Liste wird diese in der erhaltenen Fileliste gelöscht. </text:p>
      <text:p text:style-name="Standard"/>
      <text:p text:style-name="Standard"/>
      <text:p text:style-name="P3">helperfunctions.py </text:p>
      <text:p text:style-name="P3"/>
      <text:p text:style-name="Standard">Hier werden Funktionen für die Verarbeitung von Datei und Verzeichnissen zur Verfügung gestellt. Folgende Funktionen stehen zur Verfügung: </text:p>
      <text:list xml:id="list1507153385" text:style-name="L9">
        <text:list-item>
          <text:p text:style-name="P15">initLogger </text:p>
          <text:list>
            <text:list-item>
              <text:p text:style-name="P15">Initialisiert den Logger für das log-File </text:p>
            </text:list-item>
          </text:list>
        </text:list-item>
        <text:list-item>
          <text:p text:style-name="P15">hashfile</text:p>
          <text:list>
            <text:list-item>
              <text:p text:style-name="P15">Gibt den Hash-Wert einer Datei zurück </text:p>
            </text:list-item>
          </text:list>
        </text:list-item>
        <text:list-item>
          <text:p text:style-name="P15">hashstring</text:p>
          <text:list>
            <text:list-item>
              <text:p text:style-name="P15">Erstellt einen Hash-Wert anhand eines Strings (für Ordner) </text:p>
            </text:list-item>
          </text:list>
        </text:list-item>
        <text:list-item>
          <text:p text:style-name="P15">writeFileToDisk</text:p>
          <text:list>
            <text:list-item>
              <text:p text:style-name="P15">schreibt eine Datei aus einer temporären Datei in die gewünschte Datei, wenn der Hash-Wert sich nicht unterscheidet </text:p>
            </text:list-item>
          </text:list>
        </text:list-item>
        <text:list-item>
          <text:p text:style-name="P15">saveFile</text:p>
          <text:list>
            <text:list-item>
              <text:p text:style-name="P15">Hilfsfunktion für writeFileToDisk zum speichern </text:p>
            </text:list-item>
          </text:list>
        </text:list-item>
        <text:list-item>
          <text:p text:style-name="P15">createDirs</text:p>
          <text:list>
            <text:list-item>
              <text:p text:style-name="P15">Erstellt Verzeichnisse </text:p>
            </text:list-item>
          </text:list>
        </text:list-item>
        <text:list-item>
          <text:p text:style-name="P15">deleteFile</text:p>
          <text:list>
            <text:list-item>
              <text:p text:style-name="P15">Löscht eine Datei </text:p>
            </text:list-item>
          </text:list>
        </text:list-item>
        <text:list-item>
          <text:p text:style-name="P15">deleteDir</text:p>
          <text:list>
            <text:list-item>
              <text:p text:style-name="P15">Löscht einen Ordner </text:p>
            </text:list-item>
          </text:list>
        </text:list-item>
      </text:list>
      <text:p text:style-name="P22"><text:span text:style-name="T1">3. Highlights</text:span></text:p>
      <text:p text:style-name="Standard"/>
      <text:p text:style-name="P3">Parameter</text:p>
      <text:list xml:id="list1697534312" text:style-name="L10">
        <text:list-item>
          <text:p text:style-name="P16">Erstellen des gewählten Ordners </text:p>
          <text:list>
            <text:list-item>
              <text:p text:style-name="P16">python floppbox.py &lt;GROUPNAME&gt; -f </text:p>
            </text:list-item>
          </text:list>
        </text:list-item>
        <text:list-item>
          <text:p text:style-name="P16">Nimmt Debug-Informationen in log-File auf </text:p>
          <text:list>
            <text:list-item>
              <text:p text:style-name="P16">python floppbox.py &lt;GROUPNAME&gt; -debug </text:p>
            </text:list-item>
          </text:list>
        </text:list-item>
        <text:list-item>
          <text:p text:style-name="P16">Setzt die Config und die Datei-Liste zurück </text:p>
          <text:list>
            <text:list-item>
              <text:p text:style-name="P16">python floppbox.py &lt;GROUPNAME&gt; -clear </text:p>
            </text:list-item>
          </text:list>
        </text:list-item>
        <text:list-item>
          <text:p text:style-name="P16">Abspeicherung einer eigenen Config, welche über eine GUI eingestellt werden kann </text:p>
          <text:list>
            <text:list-item>
              <text:p text:style-name="P16">python floppbox.py &lt;GROUPNAME&gt; -config </text:p>
            </text:list-item>
          </text:list>
        </text:list-item>
      </text:list>
      <text:p text:style-name="Standard"/>
      <text:p text:style-name="Standard"/>
      <text:p text:style-name="P3">Config - &lt;gruppenname&gt;.cfg</text:p>
      <text:p text:style-name="P19"/>
      <text:p text:style-name="P19">Die Konfigurationsdatei wird automatisch zum Programmstart erstellt und kann über den Parameter -config über einen grafischen Editor angepasst werden.</text:p>
      <text:p text:style-name="P19"/>
      <text:p text:style-name="P19">Sollte der Editor nicht gestartet werden können, kann sie alternativ direkt mit einem Texteditor bearbeitet werden. Es bietet sich an, das Programm einmal zu starten, damit die Standardkonfiguration erzeugt wird. Danach kann diese angepasst werden.</text:p>
      <text:p text:style-name="P19"/>
      <text:list xml:id="list1383432023" text:style-name="L11">
        <text:list-item>
          <text:p text:style-name="P17">TCP</text:p>
          <text:list>
            <text:list-item>
              <text:p text:style-name="P17">Port auf dem die Übertragung stattfinden soll </text:p>
            </text:list-item>
          </text:list>
        </text:list-item>
        <text:list-item>
          <text:p text:style-name="P17">Chunk-Size </text:p>
          <text:list>
            <text:list-item>
              <text:p text:style-name="P17">Größe der zu übertragenden Pakete </text:p>
            </text:list-item>
          </text:list>
        </text:list-item>
        <text:list-item>
          <text:p text:style-name="P17">Broadcast-Intervall </text:p>
          <text:list>
            <text:list-item>
              <text:p text:style-name="P17">Abstand zwischen dem Senden der Broadcast-Signale in Sekunden </text:p>
            </text:list-item>
          </text:list>
        </text:list-item>
        <text:list-item>
          <text:p text:style-name="P17">History </text:p>
          <text:list>
            <text:list-item>
              <text:p text:style-name="P17">Aktiviert das Löschprotokoll</text:p>
            </text:list-item>
          </text:list>
        </text:list-item>
      </text:list>
      <text:p text:style-name="Standard"/>
      <text:p text:style-name="P3">Logfile - &lt;gruppenname&gt;.log</text:p>
      <text:p text:style-name="P19"/>
      <text:p text:style-name="P19">Das Programm verwendet das Python Modul logging und erzeugt ein Logfile im Current Working Directory. Standardmäßig werden alle Loginformation mit Loglevel INFO und größer ausgegeben. </text:p>
      <text:p text:style-name="Standard"><text:span text:style-name="T6">Der Parameter -debug erweitert die Loginformation um DEBUG Informationen zur detailierten Analyse von Problemen. </text:span></text:p>
      <text:p text:style-name="Standard"><text:span text:style-name="T6"/></text:p>
      <text:p text:style-name="P3">Listfile - .&lt;gruppenname&gt;.list</text:p>
      <text:p text:style-name="P19"/>
      <text:p text:style-name="Standard"><text:span text:style-name="T6">Durch den Parameter -history wird eine versteckte Datei im Current Working Directory angelegt. Diese enthält eine serialisierte Datenstruktur die beim nächste Programmstart wieder eingelesen wird.</text:span></text:p>
      <text:p text:style-name="P22"><text:span text:style-name="T3">4. Code-Li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er Eintrag</meta:initial-creator>
    <meta:creation-date>2012-07-02T17:29:03</meta:creation-date>
    <dc:date>2012-07-02T18:19:27</dc:date>
    <dc:creator>Anonymer Eintrag</dc:creator>
    <meta:editing-duration>PT34M3S</meta:editing-duration>
    <meta:editing-cycles>70</meta:editing-cycles>
    <meta:generator>LibreOffice/3.4$Linux LibreOffice_project/340m1$Build-402</meta:generator>
    <meta:document-statistic meta:table-count="0" meta:image-count="0" meta:object-count="0" meta:page-count="8" meta:paragraph-count="121" meta:word-count="1293" meta:character-count="8917" meta:non-whitespace-character-count="7712"/>
  </office:meta>
</office:document-meta>
</file>